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/>
    </style:style>
    <style:style style:name="T1" style:family="text">
      <style:text-properties fo:font-weight="bold"/>
    </style:style>
    <style:style style:name="T2" style:family="text">
      <style:text-properties fo:color="#0ec0ff" style:text-underline-style="solid" style:text-underline-width="auto" style:text-underline-color="font-color"/>
    </style:style>
    <style:style style:name="T3" style:family="text">
      <style:text-properties fo:color="#0ec0ff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cember 2018</text:span> </text:p>
      <text:p text:style-name="P1">1 Lateral graphene/hexagonal boron nitride heterostructures</text:p>
      <text:p text:style-name="Standard"><text:a xlink:type="simple" xlink:href="http://www.semiconductor-today.com/news_items/2018/dec/xu_201218.shtml" text:style-name="Internet_20_link" text:visited-style-name="Visited_20_Internet_20_Link"><text:span text:style-name="T3">http://www.semiconductor-today.com/news_items/2018/dec/xu_201218.shtml</text:span></text:a></text:p>
      <text:p text:style-name="P1">2 Quantum dot laser diodes on CMOS-compatible on-axis silicon substrates</text:p>
      <text:p text:style-name="Standard"><text:a xlink:type="simple" xlink:href="http://www.semiconductor-today.com/news_items/2018/dec/hkust_271218.shtml" text:style-name="Internet_20_link" text:visited-style-name="Visited_20_Internet_20_Link"><text:span text:style-name="T3">http://www.semiconductor-today.com/news_items/2018/dec/hkust_271218.shtml</text:span></text:a></text:p>
      <text:p text:style-name="P1">3 Improving ohmic contacts in III-nitride high-electron-mobility transistors</text:p>
      <text:p text:style-name="Standard"><text:a xlink:type="simple" xlink:href="http://www.semiconductor-today.com/news_items/2018/dec/iit_281218.shtml" text:style-name="Internet_20_link" text:visited-style-name="Visited_20_Internet_20_Link"><text:span text:style-name="T3">http://www.semiconductor-today.com/news_items/2018/dec/iit_281218.shtml</text:span></text:a></text:p>
      <text:p text:style-name="P1">4 Increasing current performance in III-nitride p-channel transistors</text:p>
      <text:p text:style-name="Standard"><text:a xlink:type="simple" xlink:href="http://www.semiconductor-today.com/news_items/2018/dec/cornell_311218.shtml" text:style-name="Internet_20_link" text:visited-style-name="Visited_20_Internet_20_Link"><text:span text:style-name="T3">http://www.semiconductor-today.com/news_items/2018/dec/cornell_311218.shtml</text:span></text:a></text:p>
      <text:p text:style-name="P1">5 Mid-infrared aluminium gallium nitride quantum cascade detector on silicon</text:p>
      <text:p text:style-name="Standard"><text:a xlink:type="simple" xlink:href="http://www.semiconductor-today.com/news_items/2019/jan/technion_090119.shtml" text:style-name="Internet_20_link" text:visited-style-name="Visited_20_Internet_20_Link"><text:span text:style-name="T3">http://www.semiconductor-today.com/news_items/2019/jan/technion_090119.shtml</text:span></text:a></text:p>
      <text:p text:style-name="P1">6 Diamond thermal management boosts output power of InAlGaN transistor</text:p>
      <text:p text:style-name="Standard"><text:a xlink:type="simple" xlink:href="http://www.semiconductor-today.com/news_items/2019/jan/fujitsu_100119.shtml" text:style-name="Internet_20_link" text:visited-style-name="Visited_20_Internet_20_Link"><text:span text:style-name="T3">http://www.semiconductor-today.com/news_items/2019/jan/fujitsu_100119.shtml</text:span></text:a></text:p>
      <text:p text:style-name="P1"/>
      <text:p text:style-name="P2">November 2018</text:p>
      <text:p text:style-name="P1">1 Monolithic near-ultraviolet optoelectronics systems on silicon</text:p>
      <text:p text:style-name="Standard"><text:a xlink:type="simple" xlink:href="http://www.semiconductor-today.com/news_items/2018/nov/nupt_141118.shtml" text:style-name="Internet_20_link" text:visited-style-name="Visited_20_Internet_20_Link"><text:span text:style-name="T3">http://www.semiconductor-today.com/news_items/2018/nov/nupt_141118.shtml</text:span></text:a></text:p>
      <text:p text:style-name="P1">2 Laser annealing enables gate-first fabrication of III-nitride transistors</text:p>
      <text:p text:style-name="Standard"><text:a xlink:type="simple" xlink:href="http://www.semiconductor-today.com/news_items/2018/nov/scut_221118.shtml" text:style-name="Internet_20_link" text:visited-style-name="Visited_20_Internet_20_Link"><text:span text:style-name="T3">http://www.semiconductor-today.com/news_items/2018/nov/scut_221118.shtml</text:span></text:a></text:p>
      <text:p text:style-name="P1">3 Gallium nitride vertical-channel junction field-effect transistors</text:p>
      <text:p text:style-name="Standard"><text:a xlink:type="simple" xlink:href="http://www.semiconductor-today.com/news_items/2018/nov/rwth_301118.shtml" text:style-name="Internet_20_link" text:visited-style-name="Visited_20_Internet_20_Link"><text:span text:style-name="T3">http://www.semiconductor-today.com/news_items/2018/nov/rwth_301118.shtml</text:span></text:a></text:p>
      <text:p text:style-name="P1">4 Gallium nitride microwire arrays on silicon for ultraviolet photodetection</text:p>
      <text:p text:style-name="Standard"><text:a xlink:type="simple" xlink:href="http://www.semiconductor-today.com/news_items/2018/nov/scnu_281118.shtml" text:style-name="Internet_20_link" text:visited-style-name="Visited_20_Internet_20_Link"><text:span text:style-name="T3">http://www.semiconductor-today.com/news_items/2018/nov/scnu_281118.shtml</text:span></text:a></text:p>
      <text:p text:style-name="P1">5 Gallium oxide trench Schottky barrier diodes with ultra-low leakage</text:p>
      <text:p text:style-name="Standard"><text:a xlink:type="simple" xlink:href="http://www.semiconductor-today.com/news_items/2018/dec/cornell_051218.shtml" text:style-name="Internet_20_link" text:visited-style-name="Visited_20_Internet_20_Link"><text:span text:style-name="T3">http://www.semiconductor-today.com/news_items/2018/dec/cornell_051218.shtml</text:span></text:a></text:p>
      <text:p text:style-name="P1">6 Powering up gallium oxide metal-oxide-semiconductor field-effect transistors</text:p>
      <text:p text:style-name="Standard"><text:a xlink:type="simple" xlink:href="http://www.semiconductor-today.com/news_items/2018/dec/hebei_121218.shtml" text:style-name="Internet_20_link" text:visited-style-name="Visited_20_Internet_20_Link"><text:span text:style-name="T3">http://www.semiconductor-today.com/news_items/2018/dec/hebei_121218.shtml</text:span></text:a></text:p>
      <text:p text:style-name="P1"/>
      <text:p text:style-name="P1"><text:span text:style-name="T1">October 2018</text:span> </text:p>
      <text:p text:style-name="P1">1 Orienting quantum cascade lasers to higher efficiency and lower threshold</text:p>
      <text:p text:style-name="Standard"><text:a xlink:type="simple" xlink:href="http://www.semiconductor-today.com/news_items/2018/oct/humboldt_171018.shtml" text:style-name="Internet_20_link" text:visited-style-name="Visited_20_Internet_20_Link"><text:span text:style-name="T3">http://www.semiconductor-today.com/news_items/2018/oct/humboldt_171018.shtml</text:span></text:a></text:p>
      <text:p text:style-name="P1">2 High-performance light emission from III-nitride stress/dislocation control</text:p>
      <text:p text:style-name="Standard"><text:a xlink:type="simple" xlink:href="http://www.semiconductor-today.com/news_items/2018/oct/scu_191018.shtml" text:style-name="Internet_20_link" text:visited-style-name="Visited_20_Internet_20_Link"><text:span text:style-name="T3">http://www.semiconductor-today.com/news_items/2018/oct/scu_191018.shtml</text:span></text:a></text:p>
      <text:p text:style-name="P1">3 Large-area silicon carbide ultraviolet visible-blind avalanche photodiode</text:p>
      <text:p text:style-name="Standard"><text:a xlink:type="simple" xlink:href="http://www.semiconductor-today.com/news_items/2018/oct/hebei_241018.shtml" text:style-name="Internet_20_link" text:visited-style-name="Visited_20_Internet_20_Link"><text:span text:style-name="T3">http://www.semiconductor-today.com/news_items/2018/oct/hebei_241018.shtml</text:span></text:a></text:p>
      <text:p text:style-name="P1">4 Quantum cascade superluminescent arrays for mid-infrared applications</text:p>
      <text:p text:style-name="Standard"><text:a xlink:type="simple" xlink:href="http://www.semiconductor-today.com/news_items/2018/nov/sinano_011118.shtml" text:style-name="Internet_20_link" text:visited-style-name="Visited_20_Internet_20_Link"><text:span text:style-name="T3">http://www.semiconductor-today.com/news_items/2018/nov/sinano_011118.shtml</text:span></text:a></text:p>
      <text:p text:style-name="P1">5 III-V heterojunction bipolar transistor MOCVD on 200mm (001) silicon</text:p>
      <text:p text:style-name="Standard"><text:a xlink:type="simple" xlink:href="http://www.semiconductor-today.com/news_items/2018/nov/ntu_061118.shtml" text:style-name="Internet_20_link" text:visited-style-name="Visited_20_Internet_20_Link"><text:span text:style-name="T3">http://www.semiconductor-today.com/news_items/2018/nov/ntu_061118.shtml</text:span></text:a></text:p>
      <text:p text:style-name="P1">6 Lateral epitaxial overgrowth on silicon to boost ultraviolet output power</text:p>
      <text:p text:style-name="Standard"><text:a xlink:type="simple" xlink:href="http://www.semiconductor-today.com/news_items/2018/nov/nu_071118.shtml" text:style-name="Internet_20_link" text:visited-style-name="Visited_20_Internet_20_Link"><text:span text:style-name="T3">http://www.semiconductor-today.com/news_items/2018/nov/nu_071118.shtml</text:span></text:a></text:p>
      <text:p text:style-name="P1"/>
      <text:p text:style-name="P2">September 2018</text:p>
      <text:p text:style-name="P1">1 Magnetic sensing with gallium nitride high-electron-mobility transistors</text:p>
      <text:p text:style-name="Standard"><text:a xlink:type="simple" xlink:href="http://www.semiconductor-today.com/news_items/2018/sep/swansea-university_130918.shtml" text:style-name="Internet_20_link" text:visited-style-name="Visited_20_Internet_20_Link"><text:span text:style-name="T3">http://www.semiconductor-today.com/news_items/2018/sep/swansea-university_130918.shtml</text:span></text:a></text:p>
      <text:p text:style-name="P1">2 Vertical-cavity resonant near-green lasing of indium gallium nitride</text:p>
      <text:p text:style-name="Standard"><text:a xlink:type="simple" xlink:href="http://www.semiconductor-today.com/news_items/2018/sep/sinano_210918.shtml" text:style-name="Internet_20_link" text:visited-style-name="Visited_20_Internet_20_Link"><text:span text:style-name="T3">http://www.semiconductor-today.com/news_items/2018/sep/sinano_210918.shtml</text:span></text:a></text:p>
      <text:p text:style-name="P1">3 Thin gallium nitride on silicon carbide high-power and high-frequency electronics</text:p>
      <text:p text:style-name="Standard"><text:a xlink:type="simple" xlink:href="http://www.semiconductor-today.com/news_items/2018/sep/swegan_270918.shtml" text:style-name="Internet_20_link" text:visited-style-name="Visited_20_Internet_20_Link"><text:span text:style-name="T3">http://www.semiconductor-today.com/news_items/2018/sep/swegan_270918.shtml</text:span></text:a></text:p>
      <text:p text:style-name="P1">4 Black phosphorus photodiode for mid-wavelength infrared detection</text:p>
      <text:p text:style-name="Standard"><text:a xlink:type="simple" xlink:href="http://www.semiconductor-today.com/news_items/2018/oct/lbnl_041018.shtml" text:style-name="Internet_20_link" text:visited-style-name="Visited_20_Internet_20_Link"><text:span text:style-name="T3">http://www.semiconductor-today.com/news_items/2018/oct/lbnl_041018.shtml</text:span></text:a></text:p>
      <text:p text:style-name="P1">5 Silicon monoxide gate dielectric for gallium nitride transistors</text:p>
      <text:p text:style-name="Standard"><text:soft-page-break/><text:a xlink:type="simple" xlink:href="http://www.semiconductor-today.com/news_items/2018/oct/shandong_091018.shtml" text:style-name="Internet_20_link" text:visited-style-name="Visited_20_Internet_20_Link"><text:span text:style-name="T3">http://www.semiconductor-today.com/news_items/2018/oct/shandong_091018.shtml</text:span></text:a></text:p>
      <text:p text:style-name="P1">6 Argon-ion-enhanced room-temperature bonding with low resistance</text:p>
      <text:p text:style-name="Standard"><text:a xlink:type="simple" xlink:href="http://www.semiconductor-today.com/news_items/2018/oct/sinano_101018.shtml" text:style-name="Internet_20_link" text:visited-style-name="Visited_20_Internet_20_Link"><text:span text:style-name="T3">http://www.semiconductor-today.com/news_items/2018/oct/sinano_101018.shtml</text:span></text:a></text:p>
      <text:p text:style-name="P1"/>
      <text:p text:style-name="P1"><text:span text:style-name="T1">August 2018</text:span> </text:p>
      <text:p text:style-name="P1">1 Integrating capacitors into p-gallium nitride gate transistors on silicon</text:p>
      <text:p text:style-name="Standard"><text:a xlink:type="simple" xlink:href="http://www.semiconductor-today.com/news_items/2018/aug/hkust_090818.shtml" text:style-name="Internet_20_link" text:visited-style-name="Visited_20_Internet_20_Link"><text:span text:style-name="T3">http://www.semiconductor-today.com/news_items/2018/aug/hkust_090818.shtml</text:span></text:a></text:p>
      <text:p text:style-name="P1">2 III-nitride solar cells on hexagonal boron nitride separation layer</text:p>
      <text:p text:style-name="Standard"><text:a xlink:type="simple" xlink:href="http://www.semiconductor-today.com/news_items/2018/aug/git_160818.shtml" text:style-name="Internet_20_link" text:visited-style-name="Visited_20_Internet_20_Link"><text:span text:style-name="T3">http://www.semiconductor-today.com/news_items/2018/aug/git_160818.shtml</text:span></text:a></text:p>
      <text:p text:style-name="P1">3 Gallium oxide transistors increase breakdown voltage to 1.8kV</text:p>
      <text:p text:style-name="Standard"><text:a xlink:type="simple" xlink:href="http://www.semiconductor-today.com/news_items/2018/aug/buffalo_240818.shtml" text:style-name="Internet_20_link" text:visited-style-name="Visited_20_Internet_20_Link"><text:span text:style-name="T3">http://www.semiconductor-today.com/news_items/2018/aug/buffalo_240818.shtml</text:span></text:a></text:p>
      <text:p text:style-name="P1">4 Atomic-layer sidewall passivation of indium gallium nitride μLEDs</text:p>
      <text:p text:style-name="Standard"><text:a xlink:type="simple" xlink:href="http://www.semiconductor-today.com/news_items/2018/aug/ucsb_290818.shtml" text:style-name="Internet_20_link" text:visited-style-name="Visited_20_Internet_20_Link"><text:span text:style-name="T3">http://www.semiconductor-today.com/news_items/2018/aug/ucsb_290818.shtml</text:span></text:a></text:p>
      <text:p text:style-name="P1">5 Photo-electro-chemical deep trench etching in gallium nitride</text:p>
      <text:p text:style-name="Standard"><text:a xlink:type="simple" xlink:href="http://www.semiconductor-today.com/news_items/2018/aug/hosei_230818.shtml" text:style-name="Internet_20_link" text:visited-style-name="Visited_20_Internet_20_Link"><text:span text:style-name="T3">http://www.semiconductor-today.com/news_items/2018/aug/hosei_230818.shtml</text:span></text:a></text:p>
      <text:p text:style-name="P1">6 Activating buried p-type gallium nitride for power electronics</text:p>
      <text:p text:style-name="Standard"><text:a xlink:type="simple" xlink:href="http://www.semiconductor-today.com/news_items/2018/sep/cornell_060918.shtml" text:style-name="Internet_20_link" text:visited-style-name="Visited_20_Internet_20_Link"><text:span text:style-name="T3">http://www.semiconductor-today.com/news_items/2018/sep/cornell_060918.shtml</text:span></text:a></text:p>
      <text:p text:style-name="P1"/>
      <text:p text:style-name="P2">July 2018</text:p>
      <text:p text:style-name="P1">1 Undoped gallium nitride upper waveguide for reduced laser threshold</text:p>
      <text:p text:style-name="Standard"><text:a xlink:type="simple" xlink:href="http://www.semiconductor-today.com/news_items/2018/jul/ucas_050718.shtml" text:style-name="Internet_20_link" text:visited-style-name="Visited_20_Internet_20_Link"><text:span text:style-name="T3">http://www.semiconductor-today.com/news_items/2018/jul/ucas_050718.shtml</text:span></text:a></text:p>
      <text:p text:style-name="P1">2 Speeding oscillation of double heterojunction bipolar transistors</text:p>
      <text:p text:style-name="Standard"><text:a xlink:type="simple" xlink:href="http://www.semiconductor-today.com/news_items/2018/jul/eth_0120718.shtml" text:style-name="Internet_20_link" text:visited-style-name="Visited_20_Internet_20_Link"><text:span text:style-name="T3">http://www.semiconductor-today.com/news_items/2018/jul/eth_0120718.shtml</text:span></text:a></text:p>
      <text:p text:style-name="P1">3 Improving aluminium gallium nitride transistor channel performance</text:p>
      <text:p text:style-name="Standard"><text:a xlink:type="simple" xlink:href="http://www.semiconductor-today.com/news_items/2018/jul/xu_180718.shtml" text:style-name="Internet_20_link" text:visited-style-name="Visited_20_Internet_20_Link"><text:span text:style-name="T3">http://www.semiconductor-today.com/news_items/2018/jul/xu_180718.shtml</text:span></text:a></text:p>
      <text:p text:style-name="P1">4 Plasmon-enhanced mid-infrared photodetection at room temperature</text:p>
      <text:p text:style-name="Standard"><text:a xlink:type="simple" xlink:href="http://www.semiconductor-today.com/news_items/2018/jul/ntu_250718.shtml" text:style-name="Internet_20_link" text:visited-style-name="Visited_20_Internet_20_Link"><text:span text:style-name="T3">http://www.semiconductor-today.com/news_items/2018/jul/ntu_250718.shtml</text:span></text:a></text:p>
      <text:p text:style-name="P1">5 Structures to enhance light extraction in indium gallium nitride LEDs</text:p>
      <text:p text:style-name="Standard"><text:a xlink:type="simple" xlink:href="http://www.semiconductor-today.com/news_items/2018/jul/ncku_300718.shtml" text:style-name="Internet_20_link" text:visited-style-name="Visited_20_Internet_20_Link"><text:span text:style-name="T3">http://www.semiconductor-today.com/news_items/2018/jul/ncku_300718.shtml</text:span></text:a></text:p>
      <text:p text:style-name="P1">6 Amber light for zinc tin nitride boost from indium gallium nitride wells</text:p>
      <text:p text:style-name="Standard"><text:a xlink:type="simple" xlink:href="http://www.semiconductor-today.com/news_items/2018/aug/osu_020818.shtml" text:style-name="Internet_20_link" text:visited-style-name="Visited_20_Internet_20_Link"><text:span text:style-name="T3">http://www.semiconductor-today.com/news_items/2018/aug/osu_020818.shtml</text:span></text:a></text:p>
      <text:p text:style-name="P1"/>
      <text:p text:style-name="P2">June 2018</text:p>
      <text:p text:style-name="P1">1 Aluminium indium nitride as interlayer for green-emitting multi-quantum wells</text:p>
      <text:p text:style-name="Standard"><text:a xlink:type="simple" xlink:href="http://www.semiconductor-today.com/news_items/2018/jun/lehigh_070618.shtml" text:style-name="Internet_20_link" text:visited-style-name="Visited_20_Internet_20_Link"><text:span text:style-name="T3">http://www.semiconductor-today.com/news_items/2018/jun/lehigh_070618.shtml</text:span></text:a></text:p>
      <text:p text:style-name="P1">2 Gallium nitride tunnel junctions from pure MOCVD process for VCSELs</text:p>
      <text:p text:style-name="Standard"><text:a xlink:type="simple" xlink:href="http://www.semiconductor-today.com/news_items/2018/jun/ucsb_130618.shtml" text:style-name="Internet_20_link" text:visited-style-name="Visited_20_Internet_20_Link"><text:span text:style-name="T3">http://www.semiconductor-today.com/news_items/2018/jun/ucsb_130618.shtml</text:span></text:a></text:p>
      <text:p text:style-name="P1">3 Lateral epitaxial overgrowth on silicon to boost ultraviolet output power</text:p>
      <text:p text:style-name="Standard"><text:a xlink:type="simple" xlink:href="http://www.semiconductor-today.com/news_items/2018/jun/toyota_210618.shtml" text:style-name="Internet_20_link" text:visited-style-name="Visited_20_Internet_20_Link"><text:span text:style-name="T3">http://www.semiconductor-today.com/news_items/2018/jun/toyota_210618.shtml</text:span></text:a></text:p>
      <text:p text:style-name="P1">4 Monolithic indium phosphide on silicon growth for optoelectronics</text:p>
      <text:p text:style-name="Standard"><text:a xlink:type="simple" xlink:href="http://www.semiconductor-today.com/news_items/2018/jun/hkust_270618.shtml" text:style-name="Internet_20_link" text:visited-style-name="Visited_20_Internet_20_Link"><text:span text:style-name="T3">http://www.semiconductor-today.com/news_items/2018/jun/hkust_270618.shtml</text:span></text:a></text:p>
      <text:p text:style-name="P1">5 Schottky diodes integrated in vertical gallium nitride transistors on silicon</text:p>
      <text:p text:style-name="Standard"><text:a xlink:type="simple" xlink:href="http://www.semiconductor-today.com/news_items/2018/jun/epfl_290618.shtml" text:style-name="Internet_20_link" text:visited-style-name="Visited_20_Internet_20_Link"><text:span text:style-name="T3">http://www.semiconductor-today.com/news_items/2018/jun/epfl_290618.shtml</text:span></text:a></text:p>
      <text:p text:style-name="P1">6 Hole gas boost for deep ultraviolet diode wall-plug efficiency</text:p>
      <text:p text:style-name="Standard"><text:a xlink:type="simple" xlink:href="http://www.semiconductor-today.com/news_items/2018/jul/bolb_040718.shtml" text:style-name="Internet_20_link" text:visited-style-name="Visited_20_Internet_20_Link"><text:span text:style-name="T3">http://www.semiconductor-today.com/news_items/2018/jul/bolb_040718.shtml</text:span></text:a></text:p>
      <text:p text:style-name="P1"/>
      <text:p text:style-name="P2">May 2018</text:p>
      <text:p text:style-name="P1">1. Normally-off gallium nitride nanowire transistors with inverted p-channel</text:p>
      <text:p text:style-name="P1">http://www.semiconductor-today.com/news_items/2018/may/tub_110518.shtml</text:p>
      <text:p text:style-name="P1">2 Lowering thresholds for III-nitride vertical-cavity surface emitting lasers</text:p>
      <text:p text:style-name="Standard"><text:a xlink:type="simple" xlink:href="http://www.semiconductor-today.com/news_items/2018/may/xiamen_150518.shtml" text:style-name="Internet_20_link" text:visited-style-name="Visited_20_Internet_20_Link"><text:span text:style-name="T3">http://www.semiconductor-today.com/news_items/2018/may/xiamen_150518.shtml</text:span></text:a></text:p>
      <text:p text:style-name="P1">3 High-voltage gallium oxide transistors with more than 1kV breakdown</text:p>
      <text:p text:style-name="Standard"><text:soft-page-break/><text:a xlink:type="simple" xlink:href="http://www.semiconductor-today.com/news_items/2018/may/cornell_160518.shtml" text:style-name="Internet_20_link" text:visited-style-name="Visited_20_Internet_20_Link"><text:span text:style-name="T3">http://www.semiconductor-today.com/news_items/2018/may/cornell_160518.shtml</text:span></text:a></text:p>
      <text:p text:style-name="P1">4 Strain engineering higher hole density in N-polar aluminium gallium nitride</text:p>
      <text:p text:style-name="Standard"><text:a xlink:type="simple" xlink:href="http://www.semiconductor-today.com/news_items/2018/may/kaust_250518.shtml" text:style-name="Internet_20_link" text:visited-style-name="Visited_20_Internet_20_Link"><text:span text:style-name="T3">http://www.semiconductor-today.com/news_items/2018/may/kaust_250518.shtml</text:span></text:a></text:p>
      <text:p text:style-name="P1">5 Room-temperature photoluminescence from III-IV-V semiconductor alloys</text:p>
      <text:p text:style-name="Standard"><text:a xlink:type="simple" xlink:href="http://www.semiconductor-today.com/news_items/2018/may/mit_300518.shtml" text:style-name="Internet_20_link" text:visited-style-name="Visited_20_Internet_20_Link"><text:span text:style-name="T3">http://www.semiconductor-today.com/news_items/2018/may/mit_300518.shtml</text:span></text:a></text:p>
      <text:p text:style-name="P1">6 Expanding the application potential of hydride vapor phase epitaxy</text:p>
      <text:p text:style-name="Standard"><text:a xlink:type="simple" xlink:href="http://www.semiconductor-today.com/news_items/2018/jun/sciocs_080618.shtml" text:style-name="Internet_20_link" text:visited-style-name="Visited_20_Internet_20_Link"><text:span text:style-name="T3">http://www.semiconductor-today.com/news_items/2018/jun/sciocs_080618.shtml</text:span></text:a></text:p>
      <text:p text:style-name="P1"/>
      <text:p text:style-name="P2">April 2018</text:p>
      <text:p text:style-name="P1">1 Near-ultraviolet aluminium gallium nitride laser diode on silicon</text:p>
      <text:p text:style-name="Standard"><text:a xlink:type="simple" xlink:href="http://www.semiconductor-today.com/news_items/2018/apr/suzhou_110418.shtml" text:style-name="Internet_20_link" text:visited-style-name="Visited_20_Internet_20_Link"><text:span text:style-name="T3">http://www.semiconductor-today.com/news_items/2018/apr/suzhou_110418.shtml</text:span></text:a></text:p>
      <text:p text:style-name="P1">2 Combining boron nitride and gallium oxide to boost power transistor</text:p>
      <text:p text:style-name="Standard"><text:a xlink:type="simple" xlink:href="http://www.semiconductor-today.com/news_items/2018/apr/keri_160418.shtml" text:style-name="Internet_20_link" text:visited-style-name="Visited_20_Internet_20_Link"><text:span text:style-name="T3">http://www.semiconductor-today.com/news_items/2018/apr/keri_160418.shtml</text:span></text:a></text:p>
      <text:p text:style-name="P1">3 Electro-absorption modulators for vertical-cavity surface-emitting lasers</text:p>
      <text:p text:style-name="Standard"><text:a xlink:type="simple" xlink:href="http://www.semiconductor-today.com/news_items/2018/apr/udt_180418.shtml" text:style-name="Internet_20_link" text:visited-style-name="Visited_20_Internet_20_Link"><text:span text:style-name="T3">http://www.semiconductor-today.com/news_items/2018/apr/udt_180418.shtml</text:span></text:a></text:p>
      <text:p text:style-name="P1">4 Platform for fully vertical gallium nitride on silicon power devices</text:p>
      <text:p text:style-name="Standard"><text:a xlink:type="simple" xlink:href="http://www.semiconductor-today.com/news_items/2018/apr/mit_260418.shtml" text:style-name="Internet_20_link" text:visited-style-name="Visited_20_Internet_20_Link"><text:span text:style-name="T3">http://www.semiconductor-today.com/news_items/2018/apr/mit_260418.shtml</text:span></text:a></text:p>
      <text:p text:style-name="P1">5 Near-ultraviolet optoelectronic transmitter/receiver system</text:p>
      <text:p text:style-name="Standard"><text:a xlink:type="simple" xlink:href="http://www.semiconductor-today.com/news_items/2018/may/nagoya_020518.shtml" text:style-name="Internet_20_link" text:visited-style-name="Visited_20_Internet_20_Link"><text:span text:style-name="T3">http://www.semiconductor-today.com/news_items/2018/may/nagoya_020518.shtml</text:span></text:a></text:p>
      <text:p text:style-name="P1">6 Indium arsenide quantum dot laser on silicon from molecular beam epitaxy</text:p>
      <text:p text:style-name="Standard"><text:a xlink:type="simple" xlink:href="http://www.semiconductor-today.com/news_items/2018/may/uot_090518.shtml" text:style-name="Internet_20_link" text:visited-style-name="Visited_20_Internet_20_Link"><text:span text:style-name="T3">http://www.semiconductor-today.com/news_items/2018/may/uot_090518.shtml</text:span></text:a></text:p>
      <text:p text:style-name="P1"/>
      <text:p text:style-name="P2">March 2018</text:p>
      <text:p text:style-name="P1">1 Semi-polar III-nitride integration for visible light communication</text:p>
      <text:p text:style-name="Standard"><text:a xlink:type="simple" xlink:href="http://www.semiconductor-today.com/news_items/2018/mar/kaust_190318.shtml" text:style-name="Internet_20_link" text:visited-style-name="Visited_20_Internet_20_Link"><text:span text:style-name="T3">http://www.semiconductor-today.com/news_items/2018/mar/kaust_190318.shtml</text:span></text:a></text:p>
      <text:p text:style-name="P1">2 Indium arsenide channel transistors for mm-wave and high-speed applications</text:p>
      <text:p text:style-name="Standard"><text:a xlink:type="simple" xlink:href="http://www.semiconductor-today.com/news_items/2018/mar/ucsb_200318.shtml" text:style-name="Internet_20_link" text:visited-style-name="Visited_20_Internet_20_Link"><text:span text:style-name="T3">http://www.semiconductor-today.com/news_items/2018/mar/ucsb_200318.shtml</text:span></text:a></text:p>
      <text:p text:style-name="P1">3 Silicon hole injector for deep ultraviolet aluminium gallium nitride diodes</text:p>
      <text:p text:style-name="Standard"><text:a xlink:type="simple" xlink:href="http://www.semiconductor-today.com/news_items/2018/mar/hexatech_210318.shtml" text:style-name="Internet_20_link" text:visited-style-name="Visited_20_Internet_20_Link"><text:span text:style-name="T3">http://www.semiconductor-today.com/news_items/2018/mar/hexatech_210318.shtml</text:span></text:a></text:p>
      <text:p text:style-name="P1">4 Tunneling to green light emission with improved efficiency performance</text:p>
      <text:p text:style-name="Standard"><text:a xlink:type="simple" xlink:href="http://www.semiconductor-today.com/news_items/2018/mar/kacst_280318.shtml" text:style-name="Internet_20_link" text:visited-style-name="Visited_20_Internet_20_Link"><text:span text:style-name="T3">http://www.semiconductor-today.com/news_items/2018/mar/kacst_280318.shtml</text:span></text:a></text:p>
      <text:p text:style-name="P1">5 Improving magnesium doping of aluminium gallium nitride</text:p>
      <text:p text:style-name="Standard"><text:a xlink:type="simple" xlink:href="http://www.semiconductor-today.com/news_items/2018/apr/cmu_040418.shtml" text:style-name="Internet_20_link" text:visited-style-name="Visited_20_Internet_20_Link"><text:span text:style-name="T3">http://www.semiconductor-today.com/news_items/2018/apr/cmu_040418.shtml</text:span></text:a></text:p>
      <text:p text:style-name="P1">6 Silicon carbide superjunction Schottky junction diodes</text:p>
      <text:p text:style-name="P1">http://www.semiconductor-today.com/news_items/2018/apr/zhejiang_090418.shtml</text:p>
      <text:p text:style-name="P1"/>
      <text:p text:style-name="P1"><text:span text:style-name="T1">February 2018</text:span> </text:p>
      <text:p text:style-name="P1">1 Opening up bandwidth for visible light communication technology</text:p>
      <text:p text:style-name="Standard"><text:a xlink:type="simple" xlink:href="http://www.semiconductor-today.com/news_items/2018/feb/unm_090218.shtml" text:style-name="Internet_20_link" text:visited-style-name="Visited_20_Internet_20_Link"><text:span text:style-name="T3">http://www.semiconductor-today.com/news_items/2018/feb/unm_090218.shtml</text:span></text:a></text:p>
      <text:p text:style-name="P1">2 Continuous-wave operation of semi-polar blue laser diodes</text:p>
      <text:p text:style-name="Standard"><text:a xlink:type="simple" xlink:href="http://www.semiconductor-today.com/news_items/2018/feb/ucsb_140218.shtml" text:style-name="Internet_20_link" text:visited-style-name="Visited_20_Internet_20_Link"><text:span text:style-name="T3">http://www.semiconductor-today.com/news_items/2018/feb/ucsb_140218.shtml</text:span></text:a></text:p>
      <text:p text:style-name="P1">3 III-nitride microphotodetector for visible light communication</text:p>
      <text:p text:style-name="Standard"><text:a xlink:type="simple" xlink:href="http://www.semiconductor-today.com/news_items/2018/feb/kaust_220218.shtml" text:style-name="Internet_20_link" text:visited-style-name="Visited_20_Internet_20_Link"><text:span text:style-name="T3">http://www.semiconductor-today.com/news_items/2018/feb/kaust_220218.shtml</text:span></text:a></text:p>
      <text:p text:style-name="P1">4 Tri-anode/slant-gate gallium nitride Schottky barrier diode on silicon</text:p>
      <text:p text:style-name="Standard"><text:a xlink:type="simple" xlink:href="http://www.semiconductor-today.com/news_items/2018/feb/epfl_280218.shtml" text:style-name="Internet_20_link" text:visited-style-name="Visited_20_Internet_20_Link"><text:span text:style-name="T3">http://www.semiconductor-today.com/news_items/2018/feb/epfl_280218.shtml</text:span></text:a></text:p>
      <text:p text:style-name="P1">5 Vanadium dioxide enables III-nitride phase-transition field-effect transistor</text:p>
      <text:p text:style-name="Standard"><text:a xlink:type="simple" xlink:href="http://www.semiconductor-today.com/news_items/2018/mar/cornell_070318.shtml" text:style-name="Internet_20_link" text:visited-style-name="Visited_20_Internet_20_Link"><text:span text:style-name="T3">http://www.semiconductor-today.com/news_items/2018/mar/cornell_070318.shtml</text:span></text:a></text:p>
      <text:p text:style-name="P1">6 Room-temperature electrically pumped indium gallium nitride microdisk laser</text:p>
      <text:p text:style-name="Standard"><text:a xlink:type="simple" xlink:href="http://www.semiconductor-today.com/news_items/2018/mar/sin_120318.shtml" text:style-name="Internet_20_link" text:visited-style-name="Visited_20_Internet_20_Link"><text:span text:style-name="T3">http://www.semiconductor-today.com/news_items/2018/mar/sin_120318.shtml</text:span></text:a></text:p>
      <text:p text:style-name="P1"/>
      <text:p text:style-name="P1"><text:span text:style-name="T1">January 2018</text:span> </text:p>
      <text:p text:style-name="P1">1 ‘First’ quasi-vertical gallium nitride trench MOSFET on six-inch silicon</text:p>
      <text:p text:style-name="Standard"><text:soft-page-break/><text:a xlink:type="simple" xlink:href="http://www.semiconductor-today.com/news_items/2018/jan/epfl_160118.shtml" text:style-name="Internet_20_link" text:visited-style-name="Visited_20_Internet_20_Link"><text:span text:style-name="T3">http://www.semiconductor-today.com/news_items/2018/jan/epfl_160118.shtml</text:span></text:a></text:p>
      <text:p text:style-name="P1">2 Reducing dislocations in gallium arsenide on silicon templates</text:p>
      <text:p text:style-name="Standard"><text:a xlink:type="simple" xlink:href="http://www.semiconductor-today.com/news_items/2018/jan/ucsb_230118.shtml" text:style-name="Internet_20_link" text:visited-style-name="Visited_20_Internet_20_Link"><text:span text:style-name="T3">http://www.semiconductor-today.com/news_items/2018/jan/ucsb_230118.shtml</text:span></text:a></text:p>
      <text:p text:style-name="P1">3 Questioning carrier distributions in III-nitride light-emitting diodes</text:p>
      <text:p text:style-name="Standard"><text:a xlink:type="simple" xlink:href="http://www.semiconductor-today.com/news_items/2018/jan/unibath_290118.shtml" text:style-name="Internet_20_link" text:visited-style-name="Visited_20_Internet_20_Link"><text:span text:style-name="T3">http://www.semiconductor-today.com/news_items/2018/jan/unibath_290118.shtml</text:span></text:a></text:p>
      <text:p text:style-name="P1">4 Boosting indium gallium nitride LEDs on silicon with tensile stress</text:p>
      <text:p text:style-name="Standard"><text:a xlink:type="simple" xlink:href="http://www.semiconductor-today.com/news_items/2018/jan/scut_300118.shtml" text:style-name="Internet_20_link" text:visited-style-name="Visited_20_Internet_20_Link"><text:span text:style-name="T3">http://www.semiconductor-today.com/news_items/2018/jan/scut_300118.shtml</text:span></text:a></text:p>
      <text:p text:style-name="P1">5 Stacking III-nitride laser diodes with tunnel junction connections</text:p>
      <text:p text:style-name="Standard"><text:a xlink:type="simple" xlink:href="http://www.semiconductor-today.com/news_items/2018/jan/hamamatsu_310118.shtml" text:style-name="Internet_20_link" text:visited-style-name="Visited_20_Internet_20_Link"><text:span text:style-name="T3">http://www.semiconductor-today.com/news_items/2018/jan/hamamatsu_310118.shtml</text:span></text:a></text:p>
      <text:p text:style-name="P1">6 Microwave deposition of gallium oxide on III-nitride on silicon substrate</text:p>
      <text:p text:style-name="P1">http://www.semiconductor-today.com/news_items/2018/feb/indian-institute_070218.s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7-03-11T15:30:35.314219738</meta:creation-date>
    <meta:generator>LibreOffice/6.0.7.3$Linux_X86_64 LibreOffice_project/00m0$Build-3</meta:generator>
    <dc:date>2020-05-20T21:27:42.404737350</dc:date>
    <meta:editing-duration>PT1M24S</meta:editing-duration>
    <meta:editing-cycles>2</meta:editing-cycles>
    <meta:document-statistic meta:table-count="0" meta:image-count="0" meta:object-count="0" meta:page-count="4" meta:paragraph-count="156" meta:word-count="754" meta:character-count="10476" meta:non-whitespace-character-count="9873"/>
  </office:meta>
</office:document-meta>
</file>